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2" style:list-style-name=""/>
    <style:style style:name="P3" style:family="paragraph" style:parent-style-name="Heading_20_2" style:list-style-name="">
      <style:text-properties officeooo:rsid="0010dc41" officeooo:paragraph-rsid="0010dc41"/>
    </style:style>
    <style:style style:name="P4" style:family="paragraph" style:parent-style-name="Text_20_body">
      <style:text-properties officeooo:rsid="0010dc41" officeooo:paragraph-rsid="0010dc41"/>
    </style:style>
    <style:style style:name="P5" style:family="paragraph" style:parent-style-name="Text_20_body" style:list-style-name="">
      <style:text-properties officeooo:rsid="0010dc41" officeooo:paragraph-rsid="0010dc41"/>
    </style:style>
    <style:style style:name="P6" style:family="paragraph" style:parent-style-name="Text_20_body" style:list-style-name="L1">
      <style:text-properties officeooo:rsid="0010dc41" officeooo:paragraph-rsid="0010dc41"/>
    </style:style>
    <style:style style:name="P7" style:family="paragraph" style:parent-style-name="Text_20_body" style:list-style-name="L1">
      <style:text-properties officeooo:rsid="0010dc41" officeooo:paragraph-rsid="001231b4"/>
    </style:style>
    <style:style style:name="P8" style:family="paragraph" style:parent-style-name="Text_20_body" style:list-style-name="L1">
      <style:text-properties officeooo:paragraph-rsid="0010dc41"/>
    </style:style>
    <style:style style:name="T1" style:family="text">
      <style:text-properties officeooo:rsid="0010dc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té 1 : Préparation de notre environnement</text:h>
      <text:h text:style-name="Heading_20_2" text:outline-level="2" text:is-list-header="true">Temporalité</text:h>
      <text:p text:style-name="P4">Le mercredi 07 juin de 8h à 9h30</text:p>
      <text:h text:style-name="P3" text:outline-level="2">Le brief</text:h>
      <text:list text:style-name="L1">
        <text:list-item>
          <text:p text:style-name="P8"><text:span text:style-name="T1">Vous mettrez en place sur Trello un kanban pour les activités listées dans l’ECF.<text:line-break/>Chaque carte précise la deadline et une checklist<text:line-break/>Vous partagerez cet espace avec l’utilisateur </text:span><text:a xlink:type="simple" xlink:href="mailto:david.legrand.charente16@gmail.com" text:style-name="Internet_20_link" text:visited-style-name="Visited_20_Internet_20_Link"><text:span text:style-name="T1">david.legrand.charente16@gmail.com</text:span></text:a></text:p>
        </text:list-item>
        <text:list-item>
          <text:p text:style-name="P6">Mettez en place un projet sur votre github avec descriptif court dans le fichier adéquat. Partagez ce projet avec l’utilisateur pestak16</text:p>
        </text:list-item>
        <text:list-item>
          <text:p text:style-name="P6">Mettez en place un système de partage de fichiers type Google Drive. Vous partagerez cet espace avec l’utilisateur <text:a xlink:type="simple" xlink:href="mailto:david.legrand.charente16@gmail.com" text:style-name="Internet_20_link" text:visited-style-name="Visited_20_Internet_20_Link">david.legrand.charente16@gmail.com</text:a></text:p>
        </text:list-item>
        <text:list-item>
          <text:p text:style-name="P6">Créer un serveur web de type LAMPP. Vous déposerez sur le drive les fichiers suivants :</text:p>
          <text:list>
            <text:list-item>
              <text:p text:style-name="P6">Capture d’écran d’un accès navigateur à PHPMyAdmin pour l’utilisateur ‘instruments’ avec une base de données administrable ‘instruments’</text:p>
            </text:list-item>
            <text:list-item>
              <text:p text:style-name="P7">Capture d’écran de filezilla avec une connexion réussie au serveur</text:p>
            </text:list-item>
          </text:list>
          <text:p text:style-name="P7">Vous m’appellerez une fois le serveur mise en place .</text:p>
        </text:list-item>
      </text:list>
      <text:h text:style-name="P2" text:outline-level="2">Compétence(s) ciblée(s)</text:h>
      <text:p text:style-name="P5">9 - Collaborer à la gestion d’un projet informatique et à l’organisation de l’environnement de développement</text:p>
      <text:h text:style-name="P2" text:outline-level="2"/>
      <text:p text:style-name="P5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6T12:17:46.676000000</dc:date>
    <meta:editing-duration>PT21M35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65" meta:character-count="1075" meta:non-whitespace-character-count="930"/>
  </office:meta>
</office:document-meta>
</file>